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chq.github.io/CyberChef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39:14.886874232</meta:creation-date>
    <dc:date>2024-10-02T09:43:36.354884744</dc:date>
    <meta:editing-duration>PT4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33" meta:non-whitespace-character-count="33"/>
  </office:meta>
</office:document-meta>
</file>